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color="#800000" style:font-name="Verdana1" fo:font-size="10.5pt" fo:font-weight="bold"/>
    </style:style>
    <style:style style:name="T2" style:family="text">
      <style:text-properties style:font-name="Verdana1" fo:font-weight="bold"/>
    </style:style>
    <style:style style:name="T3" style:family="text">
      <style:text-properties fo:font-weight="bold" style:font-weight-asian="bold" style:font-weight-complex="bold"/>
    </style:style>
    <style:style style:name="T4" style:family="text">
      <style:text-properties fo:color="#800080"/>
    </style:style>
    <style:style style:name="T5" style:family="text">
      <style:text-properties fo:color="#800080" style:font-name="Verdana1" fo:font-weight="bold"/>
    </style:style>
    <style:style style:name="T6" style:family="text">
      <style:text-properties fo:color="#000066" style:font-name="Verdana1" fo:font-weight="bold"/>
    </style:style>
    <style:style style:name="T7" style:family="text">
      <style:text-properties fo:color="#000066" style:font-name="Verdana1" style:text-underline-style="solid" style:text-underline-width="auto" style:text-underline-color="font-color"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talian Beef</text:p>
      <text:p text:style-name="Standard">Crystal Miller</text:p>
      <text:p text:style-name="Standard"/>
      <text:p text:style-name="Standard">1 3lb beef roast</text:p>
      <text:p text:style-name="Standard">1 cup water</text:p>
      <text:p text:style-name="Standard">1 t chopped garlic, or more if you love garlic like we do</text:p>
      <text:p text:style-name="Standard">½ medium onion, sliced thin</text:p>
      <text:p text:style-name="Standard">2 t Italian seasonings</text:p>
      <text:p text:style-name="Standard">1 t salt</text:p>
      <text:p text:style-name="Standard">½ t pepper</text:p>
      <text:p text:style-name="Standard">½ t cane juice crystals</text:p>
      <text:p text:style-name="Standard">1 jar (12 to 16 oz) greek pepperoncini’s </text:p>
      <text:p text:style-name="Standard"/>
      <text:p text:style-name="Standard">The night before you want to serve this meal place roast and water in crockpot and set on low. In the morning there should be lots of juices. Using 2 forks shred beef. Add garlic, onion, seasonings and stir well. Now add the pepperoncini’s and as much of the juice from the jar as you would like (according to your tastes).</text:p>
      <text:p text:style-name="Standard"/>
      <text:p text:style-name="Standard">Let this continue to cook on low for the remainder of the day. Serve on toasted whole wheat hamburger buns or brown ric</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6T17:59:08.21</meta:creation-date>
    <dc:date>2017-05-06T18:07:41.37</dc:date>
    <dc:creator>Crystal Miller</dc:creator>
    <meta:editing-duration>PT1M25S</meta:editing-duration>
    <meta:editing-cycles>1</meta:editing-cycles>
    <meta:generator>OpenOffice/4.1.1$Win32 OpenOffice.org_project/411m6$Build-9775</meta:generator>
    <meta:document-statistic meta:table-count="0" meta:image-count="0" meta:object-count="0" meta:page-count="1" meta:paragraph-count="13" meta:word-count="136" meta:character-count="683"/>
  </office:meta>
</office:document-meta>
</file>